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4.15in" style:rel-column-width="32767*"/>
    </style:style>
    <style:style style:name="Table1.B" style:family="table-column">
      <style:table-column-properties style:column-width="4.1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paragraph-rsid="0054476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ejaVu Sans Condensed" fo:font-size="12pt" fo:font-weight="normal" officeooo:paragraph-rsid="0050507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paragraph-rsid="0054476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23785" officeooo:paragraph-rsid="0050507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505079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paragraph-rsid="0056fe8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size="12pt" fo:font-weight="normal" officeooo:paragraph-rsid="0056fe8c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size="12pt" fo:font-weight="normal" officeooo:rsid="0056fe8c" officeooo:paragraph-rsid="0056fe8c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bold" officeooo:rsid="00505079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223785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4a75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58d388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a0e42" style:font-size-asian="12pt" style:font-weight-asian="bold" style:font-size-complex="12pt" style:font-weight-complex="bold"/>
    </style:style>
    <style:style style:name="T6" style:family="text">
      <style:text-properties officeooo:rsid="0056fe8c"/>
    </style:style>
    <style:style style:name="T7" style:family="text">
      <style:text-properties officeooo:rsid="005a0e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00</text:span><text:span text:style-name="T5">5</text:span><text:span text:style-name="T1"> - </text:span><text:span text:style-name="T2">Airport IDs for navigation</text:span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2061999929664">
          <table:table-cell table:style-name="Table1.A1" office:value-type="string">
            <text:p text:style-name="P3">Caucausus</text:p>
            <text:p text:style-name="P3">ID<text:tab/>Name</text:p>
            <text:p text:style-name="P1">01<text:tab/>Anapa-Vityazevo</text:p>
            <text:p text:style-name="P1">02<text:tab/>Krasnodar-Center</text:p>
            <text:p text:style-name="P1">03<text:tab/>Novorossiysk</text:p>
            <text:p text:style-name="P1">04<text:tab/>Krymsk</text:p>
            <text:p text:style-name="P1">05<text:tab/>Maykop-Khanskaya</text:p>
            <text:p text:style-name="P1">06<text:tab/>Gelendzhik</text:p>
            <text:p text:style-name="P1">07<text:tab/>Sochi-Adler</text:p>
            <text:p text:style-name="P1">08<text:tab/>Krasnodar-Pashkovsky</text:p>
            <text:p text:style-name="P1">09<text:tab/>Sukhumi-Babushara</text:p>
            <text:p text:style-name="P1">10<text:tab/>Gudauta</text:p>
            <text:p text:style-name="P1">11<text:tab/>Batumi</text:p>
            <text:p text:style-name="P1">12<text:tab/>Senaki-Kolkhi</text:p>
            <text:p text:style-name="P1">13<text:tab/>Kobuleti</text:p>
            <text:p text:style-name="P1">14<text:tab/>Kutaisi<text:tab/></text:p>
            <text:p text:style-name="P1">15<text:tab/>Mineralnye Vody</text:p>
            <text:p text:style-name="P1">16<text:tab/>Nalchik</text:p>
            <text:p text:style-name="P1">17<text:tab/>Mozdok</text:p>
            <text:p text:style-name="P1">18<text:tab/>Tbilisi-Lochini</text:p>
            <text:p text:style-name="P1">19<text:tab/>Soganlug</text:p>
            <text:p text:style-name="P1">20<text:tab/>Vaziani</text:p>
            <text:p text:style-name="P1">21<text:tab/>Beslan</text:p>
          </table:table-cell>
          <table:table-cell table:style-name="Table1.B1" office:value-type="string">
            <text:p text:style-name="P3">Nevada</text:p>
            <text:p text:style-name="P3">ID<text:tab/>Name</text:p>
            <text:p text:style-name="P1">01<text:tab/>Creech AFB</text:p>
            <text:p text:style-name="P1">02<text:tab/>Groom Lake AFB</text:p>
            <text:p text:style-name="P1">03<text:tab/>McCarran International Airport</text:p>
            <text:p text:style-name="P1">04<text:tab/>Nellis AFB</text:p>
            <text:p text:style-name="P1">05<text:tab/>Beatty Airport</text:p>
            <text:p text:style-name="P1">06<text:tab/>Boulder City Airport</text:p>
            <text:p text:style-name="P1">07<text:tab/>Echo Bay</text:p>
            <text:p text:style-name="P1">08<text:tab/>Henderson Executive Airport</text:p>
            <text:p text:style-name="P1">09<text:tab/>Jean Airport</text:p>
            <text:p text:style-name="P1">10<text:tab/>Laughlin Airport</text:p>
            <text:p text:style-name="P1">11<text:tab/>Lincoln County</text:p>
            <text:p text:style-name="P1">12<text:tab/>Mesquite</text:p>
            <text:p text:style-name="P1">13<text:tab/>Mina Airport 3Q0</text:p>
            <text:p text:style-name="P1">14<text:tab/>North Las Vegas</text:p>
            <text:p text:style-name="P1">15<text:tab/>Pahute Mesa Airstrip</text:p>
            <text:p text:style-name="P1">16<text:tab/>Tonopah Airport</text:p>
            <text:p text:style-name="P1">17<text:tab/>Tonopah Test Range Airfield</text:p>
          </table:table-cell>
        </table:table-row>
        <table:table-row table:style-name="TableLine2061999923952">
          <table:table-cell table:style-name="Table1.A2" office:value-type="string">
            <text:p text:style-name="P7">Persian Gulf</text:p>
            <text:p text:style-name="P7">ID<text:tab/>Name</text:p>
            <text:p text:style-name="P6">01<text:tab/>Abu Musa Island</text:p>
            <text:p text:style-name="P6">02<text:tab/>Bandar Abbas Intl</text:p>
            <text:p text:style-name="P6">03<text:tab/>Bandar Lengeh</text:p>
            <text:p text:style-name="P6">04<text:tab/>Al Dhafra AFB</text:p>
            <text:p text:style-name="P6">05<text:tab/>Dubai Intl</text:p>
            <text:p text:style-name="P6">06<text:tab/>Al Maktoum Intl</text:p>
            <text:p text:style-name="P6">07<text:tab/>Fujairah Intl</text:p>
            <text:p text:style-name="P6">08<text:tab/>Tunb Island AFB</text:p>
            <text:p text:style-name="P6">09<text:tab/>Havadarya</text:p>
            <text:p text:style-name="P6">10<text:tab/>Khasab</text:p>
            <text:p text:style-name="P6">11<text:tab/>Lar</text:p>
            <text:p text:style-name="P6">12<text:tab/>Al Minhad AFB</text:p>
            <text:p text:style-name="P6">13<text:tab/>Qeshm Island</text:p>
            <text:p text:style-name="P6">14<text:tab/>Sharjah Intl</text:p>
            <text:p text:style-name="P6">15<text:tab/>Sirri Island</text:p>
            <text:p text:style-name="P6">16<text:tab/>Tunb Kochak</text:p>
            <text:p text:style-name="P6">17<text:tab/>Sir Abu Nuayr</text:p>
            <text:p text:style-name="P6">18<text:tab/>Kerman</text:p>
            <text:p text:style-name="P6">19<text:tab/>Shiraz Intl</text:p>
            <text:p text:style-name="P6">20<text:tab/>Sas Al Nakheel</text:p>
            <text:p text:style-name="P6">21<text:tab/>Bandar-e-Jask</text:p>
            <text:p text:style-name="P6">22<text:tab/>Abu Dhabi Intl</text:p>
            <text:p text:style-name="P6">23<text:tab/>Al-Bateen</text:p>
            <text:p text:style-name="P6">24<text:tab/>Kish Island</text:p>
            <text:p text:style-name="P6">25<text:tab/>Al Ain Intl</text:p>
            <text:p text:style-name="P6">26<text:tab/>Lavan Island</text:p>
            <text:p text:style-name="P6">27<text:tab/>Jiroft</text:p>
            <text:p text:style-name="P6">28<text:tab/>Ras Al Khaimah Intl</text:p>
            <text:p text:style-name="P6">29<text:tab/>Liwa AFB</text:p>
          </table:table-cell>
          <table:table-cell table:style-name="Table1.B2" table:number-rows-spanned="2" office:value-type="string">
            <text:p text:style-name="P7">Syria - (H) = Helicopter base</text:p>
            <text:p text:style-name="P7">ID<text:tab/>Name</text:p>
            <text:p text:style-name="P6">01<text:tab/>Abu al-Duhur</text:p>
            <text:p text:style-name="P6">02<text:tab/>Adana Sakirpasa</text:p>
            <text:p text:style-name="P6">03<text:tab/>Al Qusayr</text:p>
            <text:p text:style-name="P6">04<text:tab/>An Nasiriyah</text:p>
            <text:p text:style-name="P6">05<text:tab/>Tha'lah</text:p>
            <text:p text:style-name="P6">06<text:tab/>Beirut-Rafic Hariri</text:p>
            <text:p text:style-name="P6">07<text:tab/>Damascus</text:p>
            <text:p text:style-name="P6">08<text:tab/>Marj as Sultan South (H)</text:p>
            <text:p text:style-name="P6">09<text:tab/>Al-Dumayr</text:p>
            <text:p text:style-name="P6">10<text:tab/>Eyn Shemer</text:p>
            <text:p text:style-name="P6">11<text:tab/>Gaziantep</text:p>
            <text:p text:style-name="P6">12<text:tab/>H4</text:p>
            <text:p text:style-name="P6">13<text:tab/>Haifa</text:p>
            <text:p text:style-name="P6">14<text:tab/>Hama</text:p>
            <text:p text:style-name="P6">15<text:tab/>Hatay</text:p>
            <text:p text:style-name="P6">16<text:tab/>Incirlik</text:p>
            <text:p text:style-name="P6">17<text:tab/>Jirah</text:p>
            <text:p text:style-name="P6">18<text:tab/>Khalkhalah</text:p>
            <text:p text:style-name="P6">19<text:tab/>King Hussein Air College</text:p>
            <text:p text:style-name="P6">20<text:tab/>Kiryat Shmona</text:p>
            <text:p text:style-name="P6">21<text:tab/>Bassel Al-Assad</text:p>
            <text:p text:style-name="P6">22<text:tab/>Marj as Sultan North (H)</text:p>
            <text:p text:style-name="P6">23<text:tab/>Marj Ruhayyil</text:p>
            <text:p text:style-name="P6">24<text:tab/>Megiddo</text:p>
            <text:p text:style-name="P6">25<text:tab/>Mezzeh</text:p>
            <text:p text:style-name="P6">26<text:tab/>Minakh</text:p>
            <text:p text:style-name="P6">27<text:tab/>Aleppo</text:p>
            <text:p text:style-name="P6">28<text:tab/>Palmyra</text:p>
            <text:p text:style-name="P6">29<text:tab/>Qabr as Sitt (H)</text:p>
            <text:p text:style-name="P6">30<text:tab/>Ramat David</text:p>
            <text:p text:style-name="P6">31<text:tab/>Kuweires</text:p>
            <text:p text:style-name="P6">32<text:tab/>Rayak</text:p>
            <text:p text:style-name="P6">33<text:tab/>Rene Mouawad</text:p>
            <text:p text:style-name="P6">34<text:tab/>Rosh Pina</text:p>
            <text:p text:style-name="P6">35<text:tab/>Sayqal</text:p>
            <text:p text:style-name="P6">36<text:tab/>Shayrat</text:p>
            <text:p text:style-name="P6">37<text:tab/>Tabqa</text:p>
            <text:p text:style-name="P6">38<text:tab/>Taftanaz (H)</text:p>
            <text:p text:style-name="P6">39<text:tab/>Tiyas</text:p>
            <text:p text:style-name="P9">40<text:tab/>Wujah Al Hajar</text:p>
            <text:p text:style-name="P9">41<text:tab/>Gazipasa</text:p>
            <text:p text:style-name="P9">42?<text:tab/>Nicosia <text:span text:style-name="T6">(unable to verify, airfield not working)</text:span></text:p>
            <text:p text:style-name="P11">&lt;-- continued... &lt;--</text:p>
          </table:table-cell>
        </table:table-row>
        <table:table-row table:style-name="TableLine2061999932656">
          <table:table-cell table:style-name="Table1.A2" office:value-type="string">
            <text:p text:style-name="P10">--&gt; <text:span text:style-name="T6">continued --&gt;</text:span></text:p>
            <text:p text:style-name="P8">Syria - (H) = Helicopter base</text:p>
            <text:p text:style-name="P8">ID<text:tab/>Name</text:p>
            <text:p text:style-name="P10">43<text:tab/>Akrotiri</text:p>
            <text:p text:style-name="P10">44<text:tab/>Kingsfield</text:p>
            <text:p text:style-name="P10">45<text:tab/>Paphos</text:p>
            <text:p text:style-name="P10">46<text:tab/>Larnaka</text:p>
            <text:p text:style-name="P10">47<text:tab/>Lakatamia (H)</text:p>
            <text:p text:style-name="P10">48<text:tab/>Ercan</text:p>
            <text:p text:style-name="P10">49<text:tab/>Gecitkale</text:p>
            <text:p text:style-name="P10">50<text:tab/>Pinarbashi</text:p>
            <text:p text:style-name="P10">51<text:tab/>Naqoura (H)</text:p>
          </table:table-cell>
          <table:covered-table-cell/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09T13:19:22.713000000</dc:date>
    <meta:editing-duration>PT10H15M23S</meta:editing-duration>
    <meta:editing-cycles>64</meta:editing-cycles>
    <meta:generator>LibreOffice/7.0.3.1$Windows_X86_64 LibreOffice_project/d7547858d014d4cf69878db179d326fc3483e082</meta:generator>
    <meta:document-statistic meta:table-count="1" meta:image-count="0" meta:object-count="0" meta:page-count="2" meta:paragraph-count="131" meta:word-count="373" meta:character-count="1924" meta:non-whitespace-character-count="1683"/>
  </office:meta>
</office:document-meta>
</file>